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text-properties officeooo:paragraph-rsid="0002b804"/>
    </style:style>
    <style:style style:name="P2" style:family="paragraph" style:parent-style-name="Standard">
      <style:text-properties officeooo:rsid="000cbb0b" officeooo:paragraph-rsid="000cbb0b"/>
    </style:style>
    <style:style style:name="P3" style:family="paragraph" style:parent-style-name="Footer">
      <style:text-properties officeooo:rsid="000ad19e" officeooo:paragraph-rsid="000ad19e"/>
    </style:style>
    <style:style style:name="P4" style:family="paragraph" style:parent-style-name="Title">
      <style:text-properties officeooo:rsid="000ad19e" officeooo:paragraph-rsid="000ad19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$$TITLE$$</text:p>
      <text:p text:style-name="Subtitle">$$SUBTITLE$$</text:p>
      <text:p text:style-name="P2">Este es un documento con varias etiquetas ($$TITLE$$, $$SUBTITLE$$, $$LAST$$ y $$FOOTER$$) y estilos predefinidos.</text:p>
      <text:p text:style-name="P2">Vamos a sustituirlas con código y a escribir más texto desde ellas</text:p>
      <text:p text:style-name="P2">$$LAST$$</text:p>
      <text:p text:style-name="StandardCenter">THE 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left="0cm" fo:margin-right="0cm" fo:margin-top="0.199cm" fo:margin-bottom="0.199cm" loext:contextual-spacing="false" fo:text-align="justify" style:justify-single-word="false" fo:text-indent="1.499cm" style:auto-text-indent="false"/>
      <style:text-properties fo:font-size="12pt" fo:language="es" fo:country="ES"/>
    </style:style>
    <style:style style:name="PH" style:family="paragraph" style:parent-style-name="Standard" style:master-page-name="Landscape">
      <style:paragraph-properties style:page-number="auto"/>
    </style:style>
    <style:style style:name="PV" style:family="paragraph" style:parent-style-name="Standard" style:master-page-name="Standard">
      <style:paragraph-properties style:page-number="auto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auto-update="true" style:class="extra">
      <style:paragraph-properties fo:margin-top="1cm" fo:margin-bottom="1cm" loext:contextual-spacing="false" fo:text-align="center" style:justify-single-word="false"/>
      <style:text-properties fo:font-size="12pt" fo:language="es" fo:country="ES" fo:font-style="italic"/>
    </style:style>
    <style:style style:name="StandardCenter" style:family="paragraph" style:auto-update="true">
      <style:paragraph-properties fo:margin-left="0cm" fo:margin-right="0cm" fo:margin-top="0.199cm" fo:margin-bottom="0.199cm" loext:contextual-spacing="false" fo:text-align="center" style:justify-single-word="false" fo:text-indent="0cm" style:auto-text-indent="false"/>
      <style:text-properties fo:font-size="12pt" fo:language="es" fo:country="ES"/>
    </style:style>
    <style:style style:name="StandardRight" style:family="paragraph" style:auto-update="true">
      <style:paragraph-properties fo:margin-left="0cm" fo:margin-right="0cm" fo:margin-top="0.199cm" fo:margin-bottom="0.199cm" loext:contextual-spacing="false" fo:text-align="end" style:justify-single-word="false" fo:text-indent="0cm" style:auto-text-indent="false"/>
      <style:text-properties fo:font-size="12pt" fo:language="es" fo:country="ES"/>
    </style:style>
    <style:style style:name="Bold12Underline" style:family="paragraph" style:auto-update="true">
      <style:paragraph-properties fo:margin-left="0cm" fo:margin-right="0cm" fo:margin-top="0.4cm" fo:margin-bottom="0.4cm" loext:contextual-spacing="false" fo:text-align="justify" style:justify-single-word="false" fo:text-indent="1.499cm" style:auto-text-indent="false"/>
      <style:text-properties fo:font-size="12pt" fo:language="es" fo:country="ES" style:text-underline-style="solid" style:text-underline-width="auto" style:text-underline-color="font-color" fo:font-weight="bold"/>
    </style:style>
    <style:style style:name="Bold18Center" style:family="paragraph" style:auto-update="true">
      <style:paragraph-properties fo:margin-left="0cm" fo:margin-right="0cm" fo:margin-top="0.199cm" fo:margin-bottom="0.199cm" loext:contextual-spacing="false" fo:text-align="center" style:justify-single-word="false" fo:text-indent="0cm" style:auto-text-indent="false"/>
      <style:text-properties fo:font-size="18pt" fo:language="es" fo:country="ES" fo:font-weight="bold"/>
    </style:style>
    <style:style style:name="Bold16Center" style:family="paragraph" style:auto-update="true">
      <style:paragraph-properties fo:margin-left="0cm" fo:margin-right="0cm" fo:margin-top="0.199cm" fo:margin-bottom="0.199cm" loext:contextual-spacing="false" fo:text-align="center" style:justify-single-word="false" fo:text-indent="0cm" style:auto-text-indent="false"/>
      <style:text-properties fo:font-size="16pt" fo:language="es" fo:country="ES" fo:font-weight="bold"/>
    </style:style>
    <style:style style:name="Bold14Center" style:family="paragraph" style:auto-update="true">
      <style:paragraph-properties fo:margin-left="0cm" fo:margin-right="0cm" fo:margin-top="0.199cm" fo:margin-bottom="0.199cm" loext:contextual-spacing="false" fo:text-align="center" style:justify-single-word="false" fo:text-indent="0cm" style:auto-text-indent="false"/>
      <style:text-properties fo:font-size="14pt" fo:language="es" fo:country="ES" fo:font-weight="bold"/>
    </style:style>
    <style:style style:name="Bold12Center" style:family="paragraph" style:auto-update="true">
      <style:paragraph-properties fo:margin-left="0cm" fo:margin-right="0cm" fo:margin-top="0.199cm" fo:margin-bottom="0.199cm" loext:contextual-spacing="false" fo:text-align="center" style:justify-single-word="false" fo:text-indent="0cm" style:auto-text-indent="false"/>
      <style:text-properties fo:font-size="12pt" fo:language="es" fo:country="ES" fo:font-weight="bold"/>
    </style:style>
    <style:style style:name="Footer" style:family="paragraph" style:auto-update="true" style:class="extra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9pt"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Title" style:family="paragraph" style:auto-update="true" style:default-outline-level="" style:class="chapter">
      <style:paragraph-properties fo:margin-top="0.7cm" fo:margin-bottom="0.7cm" loext:contextual-spacing="false" fo:text-align="center" style:justify-single-word="false"/>
      <style:text-properties fo:font-size="18pt" fo:language="es" fo:country="ES" fo:font-weight="bold"/>
    </style:style>
    <style:style style:name="Subtitle" style:family="paragraph" style:auto-update="true" style:default-outline-level="" style:class="chapter">
      <style:paragraph-properties fo:margin-top="0cm" fo:margin-bottom="0.7cm" loext:contextual-spacing="false" fo:text-align="center" style:justify-single-word="false"/>
      <style:text-properties fo:font-size="15pt" fo:language="es" fo:country="ES" fo:font-style="italic"/>
    </style:style>
    <style:style style:name="Heading1" style:family="paragraph" style:auto-update="true" style:default-outline-level="1">
      <style:paragraph-properties fo:margin-top="0.6cm" fo:margin-bottom="0.3cm" loext:contextual-spacing="false" fo:text-align="justify" style:justify-single-word="false"/>
      <style:text-properties fo:font-size="15pt" fo:language="es" fo:country="ES" fo:font-weight="bold"/>
    </style:style>
    <style:style style:name="Heading2" style:family="paragraph" style:auto-update="true" style:default-outline-level="2">
      <style:paragraph-properties fo:margin-top="0.499cm" fo:margin-bottom="0.25cm" loext:contextual-spacing="false" fo:text-align="justify" style:justify-single-word="false"/>
      <style:text-properties fo:font-size="14pt" fo:language="es" fo:country="ES" fo:font-weight="bold"/>
    </style:style>
    <style:style style:name="ListStandard" style:family="paragraph" style:auto-update="true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fo:font-size="12pt" fo:language="es" fo:country="ES"/>
    </style:style>
    <style:style style:name="Table.Heading.Font11" style:family="paragraph">
      <style:paragraph-properties fo:text-align="center" style:justify-single-word="false"/>
      <style:text-properties fo:font-size="11pt" fo:font-weight="bold"/>
    </style:style>
    <style:style style:name="Table.Contents.Font11" style:family="paragraph">
      <style:paragraph-properties fo:text-align="justify" style:justify-single-word="false"/>
      <style:text-properties fo:font-size="11pt"/>
    </style:style>
    <style:style style:name="Table.ContentsRight.Font11" style:family="paragraph">
      <style:paragraph-properties fo:text-align="end" style:justify-single-word="false"/>
      <style:text-properties fo:font-size="11pt"/>
    </style:style>
    <style:style style:name="Table.ContentsRight.FontRed11" style:family="paragraph">
      <style:paragraph-properties fo:text-align="end" style:justify-single-word="false"/>
      <style:text-properties fo:color="#ff0000" fo:font-size="11pt"/>
    </style:style>
    <style:style style:name="Table.Heading.Font10" style:family="paragraph">
      <style:paragraph-properties fo:text-align="center" style:justify-single-word="false"/>
      <style:text-properties fo:font-size="10pt" fo:font-weight="bold"/>
    </style:style>
    <style:style style:name="Table.Contents.Font10" style:family="paragraph">
      <style:paragraph-properties fo:text-align="justify" style:justify-single-word="false"/>
      <style:text-properties fo:font-size="10pt"/>
    </style:style>
    <style:style style:name="Table.ContentsRight.Font10" style:family="paragraph">
      <style:paragraph-properties fo:text-align="end" style:justify-single-word="false"/>
      <style:text-properties fo:font-size="10pt"/>
    </style:style>
    <style:style style:name="Table.ContentsRight.FontRed10" style:family="paragraph">
      <style:paragraph-properties fo:text-align="end" style:justify-single-word="false"/>
      <style:text-properties fo:color="#ff0000" fo:font-size="10pt"/>
    </style:style>
    <style:style style:name="Table.Heading.Font8" style:family="paragraph">
      <style:paragraph-properties fo:text-align="center" style:justify-single-word="false"/>
      <style:text-properties fo:font-size="8pt" fo:font-weight="bold"/>
    </style:style>
    <style:style style:name="Table.Contents.Font8" style:family="paragraph">
      <style:paragraph-properties fo:text-align="justify" style:justify-single-word="false"/>
      <style:text-properties fo:font-size="8pt"/>
    </style:style>
    <style:style style:name="Table.ContentsRight.Font8" style:family="paragraph">
      <style:paragraph-properties fo:text-align="end" style:justify-single-word="false"/>
      <style:text-properties fo:font-size="8pt"/>
    </style:style>
    <style:style style:name="Table.ContentsRight.FontRed8" style:family="paragraph">
      <style:paragraph-properties fo:text-align="end" style:justify-single-word="false"/>
      <style:text-properties fo:color="#ff0000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auto-update="true" style:class="index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3pt" fo:font-weight="bold"/>
    </style:style>
    <style:style style:name="Contents_20_2" style:display-name="Contents 2" style:family="paragraph" style:parent-style-name="Index" style:auto-update="true" style:class="index">
      <style:paragraph-properties fo:margin-left="0.499cm" fo:margin-right="0cm" fo:text-align="justify" style:justify-single-word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 style:master-page-name="">
      <style:paragraph-properties fo:margin-left="1cm" fo:margin-right="0cm" fo:margin-top="0.101cm" fo:margin-bottom="0.101cm" loext:contextual-spacing="false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fo:font-size="11pt" fo:font-style="italic"/>
    </style:style>
    <style:style style:name="Quotations" style:family="paragraph" style:parent-style-name="Standard" style:class="html">
      <style:paragraph-properties fo:margin-left="1cm" fo:margin-right="1cm" fo:margin-top="0.199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 " style:num-format="1">
        <style:list-level-properties/>
      </text:outline-level-style>
      <text:outline-level-style text:level="2" style:num-suffix="  " style:num-format="1" text:display-levels="2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BulletList">
      <text:list-level-style-bullet text:level="1" text:bullet-char="•">
        <style:list-level-properties text:min-label-width="1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edList">
      <text:list-level-style-number text:level="1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d19e" officeooo:paragraph-rsid="000ad19e"/>
    </style:style>
    <style:style style:name="MP2" style:family="paragraph" style:parent-style-name="Footer">
      <style:text-properties officeooo:paragraph-rsid="0002b8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$$FOOTER$$</text:p>
      </style:footer>
    </style:master-page>
    <style:master-page style:name="Landscape" style:page-layout-name="Mpm2">
      <style:footer>
        <text:p text:style-name="MP2">Página <text:page-number style:num-format="1" text:select-page="current">0</text:page-number><text:s/>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ficegenerator manual</dc:title>
    <dc:description>officegenerator documentation</dc:description>
    <meta:initial-creator>Mariano Muñoz</meta:initial-creator>
    <meta:generator>LibreOffice/6.1.1.2$Linux_X86_64 LibreOffice_project/10$Build-2</meta:generator>
    <dc:date>2018-09-21T09:27:49.298102749</dc:date>
    <meta:editing-duration>PT9M30S</meta:editing-duration>
    <meta:editing-cycles>3</meta:editing-cycles>
    <meta:document-statistic meta:table-count="0" meta:image-count="0" meta:object-count="0" meta:page-count="1" meta:paragraph-count="8" meta:word-count="37" meta:character-count="239" meta:non-whitespace-character-count="210"/>
  </office:meta>
</office:document-meta>
</file>